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nb" fo:country="NO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nb" fo:country="NO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57:53.0288827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2.2$Linux_X86_64 LibreOffice_project/580$Build-2</meta:generator>
  </office:meta>
</office:document-meta>
</file>